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5cm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standard">
      <style:graphic-properties draw:stroke="none" svg:stroke-color="#000000" draw:fill="none" draw:fill-color="#ffffff" fo:min-height="4.35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P1" style:family="paragraph">
      <style:text-properties fo:font-size="14pt" style:font-size-asian="18pt" style:font-size-complex="18pt"/>
    </style:style>
    <style:style style:name="P2" style:family="paragraph">
      <style:text-properties fo:color="#00cc33" fo:font-size="14pt" style:font-size-asian="18pt" style:font-size-complex="18pt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color="#00cc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2" draw:layer="layout" svg:width="8.207cm" svg:height="0.802cm" svg:x="4.1cm" svg:y="7.038cm">
          <draw:text-box>
            <text:p text:style-name="P1"><text:span text:style-name="T1">rails g controller Say hello goodbye</text:span></text:p>
          </draw:text-box>
        </draw:frame>
        <draw:frame draw:style-name="gr2" draw:text-style-name="P1" draw:layer="layout" svg:width="9.9cm" svg:height="0.802cm" svg:x="0.8cm" svg:y="5.1cm">
          <draw:text-box>
            <text:p text:style-name="P1">app/controllers/say_controller.rb</text:p>
          </draw:text-box>
        </draw:frame>
        <draw:frame draw:style-name="gr3" draw:text-style-name="P1" draw:layer="layout" svg:width="9.8cm" svg:height="2.7cm" svg:x="0.2cm" svg:y="9.3cm">
          <draw:text-box>
            <text:p text:style-name="P1">app/views/say/</text:p>
            <text:p text:style-name="P1">├── goodbye.html.erb</text:p>
            <text:p text:style-name="P1">└── hello.html.erb</text:p>
            <text:p text:style-name="P1"/>
          </draw:text-box>
        </draw:frame>
        <draw:frame draw:style-name="gr4" draw:text-style-name="P1" draw:layer="layout" svg:width="14.4cm" svg:height="5.149cm" svg:x="0.1cm" svg:y="0.191cm">
          <draw:text-box>
            <text:p text:style-name="P1">class SayController &lt; ApplicationController</text:p>
            <text:p text:style-name="P1"><text:s text:c="2"/>def hello</text:p>
            <text:p text:style-name="P1"><text:s text:c="2"/>end</text:p>
            <text:p text:style-name="P1"/>
            <text:p text:style-name="P1"><text:s text:c="2"/>def goodbye</text:p>
            <text:p text:style-name="P1"><text:s text:c="2"/>end</text:p>
            <text:p text:style-name="P1">end</text:p>
            <text:p text:style-name="P1"/>
          </draw:text-box>
        </draw:frame>
        <draw:custom-shape draw:style-name="gr5" draw:text-style-name="P3" xml:id="id1" draw:id="id1" draw:layer="layout" svg:width="0.907cm" svg:height="0.5cm" svg:x="7.9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1.1cm" svg:height="0.5cm" svg:x="8.907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1.9cm" svg:height="0.5cm" svg:x="10.107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0.9cm" svg:height="0.5cm" svg:x="4.407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0.9cm" svg:height="0.5cm" svg:x="1.607cm" svg:y="0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0.9cm" svg:height="0.4cm" svg:x="2.707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0" draw:id="id10" draw:layer="layout" svg:width="2cm" svg:height="0.5cm" svg:x="1.507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1.2cm" svg:height="0.5cm" svg:x="1.507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1.1cm" svg:height="0.5cm" svg:x="1.407cm" svg:y="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2cm" svg:height="0.6cm" svg:x="1.407cm" svg:y="2.8cm">
          <text:p/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8.353cm" svg:y1="7.2cm" svg:x2="4.857cm" svg:y2="5.8cm" draw:start-shape="id1" draw:start-glue-point="0" draw:end-shape="id2" draw:end-glue-point="2" svg:d="M8353 7200c0-1050-3496-350-3496-1400" svg:viewBox="0 0 3497 1401">
          <text:p/>
        </draw:connector>
        <draw:connector draw:style-name="gr6" draw:text-style-name="P3" draw:layer="layout" draw:type="curve" svg:x1="4.857cm" svg:y1="5.3cm" svg:x2="2.507cm" svg:y2="0.55cm" draw:start-shape="id2" draw:start-glue-point="0" draw:end-shape="id3" draw:end-glue-point="1" svg:d="M4857 5300c0-3167-783-4750-2350-4750" svg:viewBox="0 0 2351 4751">
          <text:p/>
        </draw:connector>
        <draw:connector draw:style-name="gr6" draw:text-style-name="P3" draw:layer="layout" draw:type="curve" svg:x1="9.457cm" svg:y1="7.2cm" svg:x2="2.507cm" svg:y2="1.15cm" draw:start-shape="id4" draw:start-glue-point="0" draw:end-shape="id5" draw:end-glue-point="1" svg:d="M9457 7200c0-4034-2316-6050-6950-6050" svg:viewBox="0 0 6951 6051">
          <text:p/>
        </draw:connector>
        <draw:connector draw:style-name="gr6" draw:text-style-name="P3" draw:layer="layout" draw:type="curve" svg:x1="11.057cm" svg:y1="7.2cm" svg:x2="3.407cm" svg:y2="3.1cm" draw:start-shape="id6" draw:start-glue-point="0" draw:end-shape="id7" draw:end-glue-point="1" svg:d="M11057 7200c0-2734-2550-4100-7650-4100" svg:viewBox="0 0 7651 4101">
          <text:p/>
        </draw:connector>
        <draw:connector draw:style-name="gr6" draw:text-style-name="P3" draw:layer="layout" draw:type="curve" svg:x1="8.353cm" svg:y1="7.7cm" svg:x2="3.157cm" svg:y2="9.5cm" draw:start-shape="id1" draw:start-glue-point="2" draw:end-shape="id8" draw:end-glue-point="0" svg:d="M8353 7700c0 1350-5196 450-5196 1800" svg:viewBox="0 0 5197 1801">
          <text:p/>
        </draw:connector>
        <draw:connector draw:style-name="gr6" draw:text-style-name="P3" draw:layer="layout" draw:type="curve" svg:x1="9.457cm" svg:y1="7.7cm" svg:x2="2.707cm" svg:y2="10.85cm" draw:start-shape="id4" draw:start-glue-point="2" draw:end-shape="id9" draw:end-glue-point="1" svg:d="M9457 7700c0 2100-2250 3150-6750 3150" svg:viewBox="0 0 6751 3151">
          <text:p/>
        </draw:connector>
        <draw:connector draw:style-name="gr6" draw:text-style-name="P3" draw:layer="layout" draw:type="curve" svg:x1="11.057cm" svg:y1="7.7cm" svg:x2="3.507cm" svg:y2="10.25cm" draw:start-shape="id6" draw:start-glue-point="2" draw:end-shape="id10" draw:end-glue-point="1" svg:d="M11057 7700c0 1700-2516 2550-7550 2550" svg:viewBox="0 0 7551 2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185cm" fo:margin-left="0.207cm" fo:margin-right="0.079cm" fo:page-width="12.5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8T14:51:19.109000000</meta:creation-date>
    <dc:date>2015-05-20T12:24:16.556000000</dc:date>
    <meta:editing-duration>PT2M40S</meta:editing-duration>
    <meta:editing-cycles>3</meta:editing-cycles>
    <meta:generator>LibreOffice/4.2.7.2$Windows_x86 LibreOffice_project/933c0aa564ec4f8883ed5732c866db48dca4dac5</meta:generator>
    <meta:document-statistic meta:object-count="21"/>
  </office:meta>
</office:document-meta>
</file>